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3" office:value-type="date" office:date-value="2021-06-10" calcext:value-type="date">
            <text:p>10/06/21</text:p>
          </table:table-cell>
          <table:table-cell/>
          <table:table-cell table:formula="of:=SUM([.B$1:.B$1048576])" office:value-type="float" office:value="625.22" calcext:value-type="float">
            <text:p>625.22</text:p>
          </table:table-cell>
        </table:table-row>
        <table:table-row table:style-name="ro1">
          <table:table-cell table:style-name="ce3" office:value-type="string" calcext:value-type="string">
            <text:p>Oyster car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nderground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table:style-name="ce3" office:value-type="string" calcext:value-type="string">
            <text:p>Chiken Katsu</text:p>
          </table:table-cell>
          <table:table-cell office:value-type="float" office:value="14.51" calcext:value-type="float">
            <text:p>14.51</text:p>
          </table:table-cell>
          <table:table-cell/>
        </table:table-row>
        <table:table-row table:style-name="ro1">
          <table:table-cell table:style-name="ce3" office:value-type="date" office:date-value="2021-06-11" calcext:value-type="date">
            <text:p>11/06/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Hot Dog</text:p>
          </table:table-cell>
          <table:table-cell office:value-type="float" office:value="13.18" calcext:value-type="float">
            <text:p>13.18</text:p>
          </table:table-cell>
          <table:table-cell/>
        </table:table-row>
        <table:table-row table:style-name="ro1">
          <table:table-cell table:style-name="ce3" office:value-type="date" office:date-value="2021-06-15" calcext:value-type="date">
            <text:p>15/06/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urry ric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pproximate</text:p>
          </table:table-cell>
        </table:table-row>
        <table:table-row table:style-name="ro1">
          <table:table-cell table:style-name="ce3" office:value-type="date" office:date-value="2021-06-17" calcext:value-type="date">
            <text:p>17/06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cks?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proximate, probably underestimate</text:p>
          </table:table-cell>
        </table:table-row>
        <table:table-row table:style-name="ro1">
          <table:table-cell table:style-name="ce3" office:value-type="string" calcext:value-type="string">
            <text:p>Razor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Approximate</text:p>
          </table:table-cell>
        </table:table-row>
        <table:table-row table:style-name="ro1">
          <table:table-cell table:style-name="ce3" office:value-type="date" office:date-value="2021-06-18" calcext:value-type="date">
            <text:p>18/06/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Buns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iu Mei Ric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pproximate, probably overestimate, check next time in chinatown</text:p>
          </table:table-cell>
        </table:table-row>
        <table:table-row table:style-name="ro1">
          <table:table-cell table:style-name="ce3" office:value-type="string" calcext:value-type="string">
            <text:p>Sticky Rice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pproximate</text:p>
          </table:table-cell>
        </table:table-row>
        <table:table-row table:style-name="ro1">
          <table:table-cell table:style-name="ce3" office:value-type="date" office:date-value="2021-06-19" calcext:value-type="date">
            <text:p>19/06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pproximate</text:p>
          </table:table-cell>
        </table:table-row>
        <table:table-row table:style-name="ro1">
          <table:table-cell table:style-name="ce3" office:value-type="string" calcext:value-type="string">
            <text:p>Souveni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pproximate</text:p>
          </table:table-cell>
        </table:table-row>
        <table:table-row table:style-name="ro1">
          <table:table-cell table:style-name="ce3" office:value-type="date" office:date-value="2021-06-20" calcext:value-type="date">
            <text:p>20/06/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Flat Iron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 table:style-name="ce3" office:value-type="date" office:date-value="2021-06-21" calcext:value-type="date">
            <text:p>21/06/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? K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certain</text:p>
          </table:table-cell>
        </table:table-row>
        <table:table-row table:style-name="ro1">
          <table:table-cell table:style-name="ce3" office:value-type="date" office:date-value="2021-06-22" calcext:value-type="date">
            <text:p>22/06/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ongqing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ounded up</text:p>
          </table:table-cell>
        </table:table-row>
        <table:table-row table:style-name="ro1">
          <table:table-cell table:style-name="ce3" office:value-type="date" office:date-value="2021-06-23" calcext:value-type="date">
            <text:p>23/06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ircut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table:style-name="ce3" office:value-type="string" calcext:value-type="string">
            <text:p>Eat Toky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unded up</text:p>
          </table:table-cell>
        </table:table-row>
        <table:table-row table:style-name="ro1">
          <table:table-cell table:style-name="ce3" office:value-type="date" office:date-value="2021-06-24" calcext:value-type="date">
            <text:p>24/06/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amb curry+ric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ncertain, check menu</text:p>
          </table:table-cell>
        </table:table-row>
        <table:table-row table:style-name="ro1">
          <table:table-cell table:style-name="ce3" office:value-type="date" office:date-value="2021-06-25" calcext:value-type="date">
            <text:p>25/06/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hicken dinn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ncertain, check w/ Charis</text:p>
          </table:table-cell>
        </table:table-row>
        <table:table-row table:style-name="ro1">
          <table:table-cell table:style-name="ce3" office:value-type="date" office:date-value="2021-06-26" calcext:value-type="date">
            <text:p>26/06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nsaction fees</text:p>
          </table:table-cell>
          <table:table-cell office:value-type="float" office:value="3.49" calcext:value-type="float">
            <text:p>3.49</text:p>
          </table:table-cell>
          <table:table-cell/>
        </table:table-row>
        <table:table-row table:style-name="ro1">
          <table:table-cell office:value-type="string" calcext:value-type="string">
            <text:p>Oxford Street Beggar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Chinatown SeeWoo Rice</text:p>
          </table:table-cell>
          <table:table-cell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Japes Pizza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3" office:value-type="date" office:date-value="2021-06-27" calcext:value-type="date">
            <text:p>27/06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 #205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Curry rice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apioca milk tea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Brick Lane Bookstore – Short Stori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Rubicon Lyche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London Dunge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we</text:p>
          </table:table-cell>
        </table:table-row>
        <table:table-row table:style-name="ro1">
          <table:table-cell office:value-type="string" calcext:value-type="string">
            <text:p>Japes Pizza Payb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nia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Passfield Dinn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date" office:date-value="2021-06-28" calcext:value-type="date">
            <text:p>28/06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-op stor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ainsbury</text:p>
          </table:table-cell>
          <table:table-cell office:value-type="float" office:value="4.55" calcext:value-type="float">
            <text:p>4.55</text:p>
          </table:table-cell>
          <table:table-cell/>
        </table:table-row>
        <table:table-row table:style-name="ro1">
          <table:table-cell table:style-name="ce3" office:value-type="date" office:date-value="2021-06-29" calcext:value-type="date">
            <text:p>29/06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ch</text:p>
          </table:table-cell>
          <table:table-cell office:value-type="float" office:value="5.25" calcext:value-type="float">
            <text:p>5.25</text:p>
          </table:table-cell>
          <table:table-cell/>
        </table:table-row>
        <table:table-row table:style-name="ro1">
          <table:table-cell office:value-type="string" calcext:value-type="string">
            <text:p>Oxford Street Beggar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Ramen</text:p>
          </table:table-cell>
          <table:table-cell office:value-type="float" office:value="19.2" calcext:value-type="float">
            <text:p>19.2</text:p>
          </table:table-cell>
          <table:table-cell/>
        </table:table-row>
        <table:table-row table:style-name="ro1">
          <table:table-cell table:style-name="ce3" office:value-type="date" office:date-value="2021-06-30" calcext:value-type="date">
            <text:p>30/06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Dinner</text:p>
          </table:table-cell>
          <table:table-cell office:value-type="float" office:value="15.8" calcext:value-type="float">
            <text:p>15.8</text:p>
          </table:table-cell>
          <table:table-cell/>
        </table:table-row>
        <table:table-row table:style-name="ro1">
          <table:table-cell office:value-type="string" calcext:value-type="string">
            <text:p>Les Miserables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3" office:value-type="date" office:date-value="2021-07-02" calcext:value-type="date">
            <text:p>02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Snacks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2.9" calcext:value-type="float">
            <text:p>2.9</text:p>
          </table:table-cell>
          <table:table-cell/>
        </table:table-row>
        <table:table-row table:style-name="ro1">
          <table:table-cell office:value-type="string" calcext:value-type="string">
            <text:p>Sainsburys</text:p>
          </table:table-cell>
          <table:table-cell office:value-type="float" office:value="7.03" calcext:value-type="float">
            <text:p>7.03</text:p>
          </table:table-cell>
          <table:table-cell/>
        </table:table-row>
        <table:table-row table:style-name="ro1">
          <table:table-cell table:style-name="ce3" office:value-type="date" office:date-value="2021-07-03" calcext:value-type="date">
            <text:p>03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mon Beagle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Orange Lemo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Blueberr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kewers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Tartiflette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tilton Chee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" office:value-type="date" office:date-value="2021-07-04" calcext:value-type="date">
            <text:p>04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1.55" calcext:value-type="float">
            <text:p>1.55</text:p>
          </table:table-cell>
          <table:table-cell/>
        </table:table-row>
        <table:table-row table:style-name="ro1">
          <table:table-cell office:value-type="string" calcext:value-type="string">
            <text:p>Pizza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fish calamari + chip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3" office:value-type="date" office:date-value="2021-07-06" calcext:value-type="date">
            <text:p>06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ma</text:p>
          </table:table-cell>
          <table:table-cell office:value-type="float" office:value="10.3" calcext:value-type="float">
            <text:p>10.3</text:p>
          </table:table-cell>
          <table:table-cell/>
        </table:table-row>
        <table:table-row table:style-name="ro1">
          <table:table-cell table:style-name="ce3" office:value-type="date" office:date-value="2021-07-08" calcext:value-type="date">
            <text:p>08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ger + chip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3" office:value-type="date" office:date-value="2021-07-09" calcext:value-type="date">
            <text:p>09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??</text:p>
          </table:table-cell>
          <table:table-cell table:number-columns-repeated="2"/>
        </table:table-row>
        <table:table-row table:style-name="ro1">
          <table:table-cell table:style-name="ce3" office:value-type="date" office:date-value="2021-07-10" calcext:value-type="date">
            <text:p>10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n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1">
          <table:table-cell office:value-type="string" calcext:value-type="string">
            <text:p>Breakfast + lunch – computer history museum (Jaso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Computer history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Oxford A4</text:p>
          </table:table-cell>
          <table:table-cell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string" calcext:value-type="string">
            <text:p>Singing bin man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lato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Uncertain</text:p>
          </table:table-cell>
        </table:table-row>
        <table:table-row table:style-name="ro1">
          <table:table-cell table:style-name="ce3" office:value-type="date" office:date-value="2021-07-11" calcext:value-type="date">
            <text:p>11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b chop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Approximation</text:p>
          </table:table-cell>
        </table:table-row>
        <table:table-row table:style-name="ro1">
          <table:table-cell office:value-type="string" calcext:value-type="string">
            <text:p>Sainsbury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ncertain</text:p>
          </table:table-cell>
        </table:table-row>
        <table:table-row table:style-name="ro1">
          <table:table-cell table:style-name="ce3" office:value-type="date" office:date-value="2021-07-13" calcext:value-type="date">
            <text:p>13/07/21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ainsburys</text:p>
          </table:table-cell>
          <table:table-cell office:value-type="float" office:value="12.05" calcext:value-type="float">
            <text:p>12.05</text:p>
          </table:table-cell>
          <table:table-cell/>
        </table:table-row>
        <table:table-row table:style-name="ro1">
          <table:table-cell table:style-name="ce3" office:value-type="date" office:date-value="2021-07-14" calcext:value-type="date">
            <text:p>14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icon Guav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ainsburys</text:p>
          </table:table-cell>
          <table:table-cell office:value-type="float" office:value="7.54" calcext:value-type="float">
            <text:p>7.54</text:p>
          </table:table-cell>
          <table:table-cell/>
        </table:table-row>
        <table:table-row table:style-name="ro1">
          <table:table-cell table:style-name="ce3" office:value-type="date" office:date-value="2021-07-15" calcext:value-type="date">
            <text:p>15/07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sburys</text:p>
          </table:table-cell>
          <table:table-cell office:value-type="float" office:value="8.78" calcext:value-type="float">
            <text:p>8.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7">00/00/0000</text:date>, <text:time style:data-style-name="N2" text:time-value="10:17:50.115450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1-07-16T12:54:21.773797081</dc:date>
    <meta:editing-duration>PT46M9S</meta:editing-duration>
    <meta:editing-cycles>8</meta:editing-cycles>
    <meta:document-statistic meta:table-count="1" meta:cell-count="189" meta:object-count="0"/>
  </office:meta>
</office:document-meta>
</file>